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31.34" calcext:value-type="float">
            <text:p>31,34</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3134" calcext:value-type="float">
            <text:p>3134</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182, 119" calcext:value-type="string">
            <text:p>255, 182, 119</text:p>
          </table:table-cell>
          <table:table-cell table:style-name="Calc"/>
          <table:table-cell table:style-name="InterimResult" table:formula="of:=IF([.E35] &lt;= 66; 99.4708025861 * LN([.E35]) - 161.1195681661; 288.1221695283 * (([.E35] - 60)^-0.0755148492))" office:value-type="float" office:value="181.546925876149" calcext:value-type="float">
            <text:p>181,546925876149</text:p>
          </table:table-cell>
          <table:table-cell table:style-name="InterimResult" table:formula="of:=COM.MICROSOFT.IFS([.E38] &lt; 0; 0; [.E38] &gt; 255; 255; [.E38]; [.E38])" office:value-type="float" office:value="181.546925876149" calcext:value-type="float">
            <text:p>181,546925876149</text:p>
          </table:table-cell>
          <table:table-cell table:style-name="InterimResult" table:formula="of:=IFERROR([.F38]; 0)" office:value-type="float" office:value="181.546925876149" calcext:value-type="float">
            <text:p>181,54692587614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B677" calcext:value-type="string">
            <text:p>#FFB67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3134" calcext:value-type="float">
            <text:p/>
          </table:table-cell>
          <table:table-cell table:style-name="Calc"/>
          <table:table-cell table:style-name="InterimResult" table:formula="of:=IF([.E35] &gt;= 66; 255; 138.5177312231 * LN([.E35] - 10) - 305.0447927307)" office:value-type="float" office:value="118.900254707143" calcext:value-type="float">
            <text:p>118,900254707143</text:p>
          </table:table-cell>
          <table:table-cell table:style-name="InterimResult" table:formula="of:=COM.MICROSOFT.IFS([.E40] &lt; 0; 0; [.E40] &gt; 255; 255; [.E40]; [.E40])" office:value-type="float" office:value="118.900254707143" calcext:value-type="float">
            <text:p>118,900254707143</text:p>
          </table:table-cell>
          <table:table-cell table:style-name="InterimResult" table:formula="of:=IFERROR([.F40]; 0)" office:value-type="float" office:value="118.900254707143" calcext:value-type="float">
            <text:p>118,900254707143</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5"/>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0.0004" calcext:value-type="float">
            <text:p>0,0004</text:p>
          </table:table-cell>
          <table:table-cell table:style-name="Calc" office:value-type="string" calcext:value-type="string">
            <text:p>L☉, equivalent to</text:p>
          </table:table-cell>
          <table:table-cell table:style-name="CalcResult" table:formula="of:=IFERROR(FIXED([.G76]; 2); &quot;n/a&quot;)" office:value-type="string" office:string-value="13,32" calcext:value-type="string">
            <text:p>13,32</text:p>
          </table:table-cell>
          <table:table-cell table:style-name="Calc" office:value-type="string" calcext:value-type="string">
            <text:p>mag(abs)</text:p>
          </table:table-cell>
          <table:table-cell table:style-name="InterimResult" table:formula="of:=AbsMagSun - (2.5 * LOG10([.C76]))" office:value-type="float" office:value="13.3248500216801" calcext:value-type="float">
            <text:p>13,324850021680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019" calcext:value-type="float">
            <text:p>0,019</text:p>
          </table:table-cell>
          <table:table-cell table:style-name="Calc" office:value-type="string" calcext:value-type="string">
            <text:p>AU to</text:p>
          </table:table-cell>
          <table:table-cell table:style-name="CalcResult" table:formula="of:=IF([.G84] &gt;= 1000; FIXED([.G84]; 0); ROUND([.G84]; 3))" office:value-type="float" office:value="0.027" calcext:value-type="float">
            <text:p>0,027</text:p>
          </table:table-cell>
          <table:table-cell table:style-name="Calc" office:value-type="string" calcext:value-type="string">
            <text:p>AU</text:p>
          </table:table-cell>
          <table:table-cell table:style-name="InterimResult" table:formula="of:=SQRT(([.C76] + [.C77]) / 1.1)" office:value-type="float" office:value="0.0190692517849118" calcext:value-type="float">
            <text:p>0,01906925178491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2.852.719" calcext:value-type="string">
            <text:p>2.852.719</text:p>
          </table:table-cell>
          <table:table-cell table:style-name="Calc" office:value-type="string" calcext:value-type="string">
            <text:p>km to</text:p>
          </table:table-cell>
          <table:table-cell table:style-name="CalcResult" table:formula="of:=FIXED([.G84] * AstroUnit / 1000; 0)" office:value-type="string" office:string-value="4.109.770" calcext:value-type="string">
            <text:p>4.109.770</text:p>
          </table:table-cell>
          <table:table-cell table:style-name="Calc" office:value-type="string" calcext:value-type="string">
            <text:p>km</text:p>
          </table:table-cell>
          <table:table-cell table:style-name="InterimResult" table:formula="of:=SQRT(([.C76] + [.C77]) / 0.53)" office:value-type="float" office:value="0.0274721127897378" calcext:value-type="float">
            <text:p>0,02747211278973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017" calcext:value-type="float">
            <text:p>0,017</text:p>
          </table:table-cell>
          <table:table-cell table:style-name="Calc" office:value-type="string" calcext:value-type="string">
            <text:p>AU or</text:p>
          </table:table-cell>
          <table:table-cell table:style-name="CalcResult" table:formula="of:=FIXED([.G86] * AstroUnit / 1000; 0)" office:value-type="string" office:string-value="2.519.683" calcext:value-type="string">
            <text:p>2.519.683</text:p>
          </table:table-cell>
          <table:table-cell table:style-name="Calc" office:value-type="string" calcext:value-type="string">
            <text:p>km</text:p>
          </table:table-cell>
          <table:table-cell table:style-name="InterimResult" table:formula="of:=SQRT((([.C76] + [.C77]) / 1) / 1.41)" office:value-type="float" office:value="0.0168430384213304" calcext:value-type="float">
            <text:p>0,01684303842133</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019" calcext:value-type="float">
            <text:p>0,019</text:p>
          </table:table-cell>
          <table:table-cell table:style-name="Calc" office:value-type="string" calcext:value-type="string">
            <text:p>AU or</text:p>
          </table:table-cell>
          <table:table-cell table:style-name="CalcResult" table:formula="of:=FIXED([.G87] * AstroUnit / 1000; 0)" office:value-type="string" office:string-value="2.843.686" calcext:value-type="string">
            <text:p>2.843.686</text:p>
          </table:table-cell>
          <table:table-cell table:style-name="Calc" office:value-type="string" calcext:value-type="string">
            <text:p>km</text:p>
          </table:table-cell>
          <table:table-cell table:style-name="InterimResult" table:formula="of:=SQRT((([.C76] + [.C77]) / 1) / 1.107)" office:value-type="float" office:value="0.0190088649504067" calcext:value-type="float">
            <text:p>0,019008864950407</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0.027" calcext:value-type="float">
            <text:p>0,027</text:p>
          </table:table-cell>
          <table:table-cell table:style-name="Calc" office:value-type="string" calcext:value-type="string">
            <text:p>AU or</text:p>
          </table:table-cell>
          <table:table-cell table:style-name="CalcResult" table:formula="of:=FIXED([.G88] * AstroUnit / 1000; 0)" office:value-type="string" office:string-value="4.109.770" calcext:value-type="string">
            <text:p>4.109.770</text:p>
          </table:table-cell>
          <table:table-cell table:style-name="Calc" office:value-type="string" calcext:value-type="string">
            <text:p>km</text:p>
          </table:table-cell>
          <table:table-cell table:style-name="InterimResult" table:formula="of:=SQRT((([.C76] + [.C77]) / 1) / 0.53)" office:value-type="float" office:value="0.0274721127897378" calcext:value-type="float">
            <text:p>0,027472112789738</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0.034" calcext:value-type="float">
            <text:p>0,034</text:p>
          </table:table-cell>
          <table:table-cell table:style-name="Calc" office:value-type="string" calcext:value-type="string">
            <text:p>AU or</text:p>
          </table:table-cell>
          <table:table-cell table:style-name="CalcResult" table:formula="of:=FIXED([.G89] * AstroUnit / 1000; 0)" office:value-type="string" office:string-value="5.014.532" calcext:value-type="string">
            <text:p>5.014.532</text:p>
          </table:table-cell>
          <table:table-cell table:style-name="Calc" office:value-type="string" calcext:value-type="string">
            <text:p>km</text:p>
          </table:table-cell>
          <table:table-cell table:style-name="InterimResult" table:formula="of:=SQRT((([.C76] + [.C77]) / 1) / 0.356)" office:value-type="float" office:value="0.0335200761576995" calcext:value-type="float">
            <text:p>0,033520076157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 calcext:value-type="string">
            <text:p>1</text:p>
          </table:table-cell>
          <table:table-cell table:style-name="Calc" office:value-type="string" calcext:value-type="string">
            <text:p>W/m² or</text:p>
          </table:table-cell>
          <table:table-cell table:style-name="CalcResult" table:formula="of:=ROUND([.G92] / SolarConstant; 3)" office:value-type="float" office:value="0" calcext:value-type="float">
            <text:p>0</text:p>
          </table:table-cell>
          <table:table-cell table:style-name="Calc" office:value-type="string" calcext:value-type="string">
            <text:p>× ⊕</text:p>
          </table:table-cell>
          <table:table-cell table:style-name="InterimResult" table:formula="of:=SolarConstant * ([.C76] + [.C77]) * (1 / [.C78])^2" office:value-type="float" office:value="0.5444" calcext:value-type="float">
            <text:p>0,5444</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35,9" calcext:value-type="string">
            <text:p>35,9</text:p>
          </table:table-cell>
          <table:table-cell table:style-name="Calc" office:value-type="string" calcext:value-type="string">
            <text:p>K or</text:p>
          </table:table-cell>
          <table:table-cell table:style-name="CalcResult" table:formula="of:=FIXED([.G93] + AbsoluteZero; 1)" office:value-type="string" office:string-value="-237,2" calcext:value-type="string">
            <text:p>-237,2</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35.9264980106612" calcext:value-type="float">
            <text:p>35,926498010661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40,7" calcext:value-type="string">
            <text:p>40,7</text:p>
          </table:table-cell>
          <table:table-cell table:style-name="Calc" office:value-type="string" calcext:value-type="string">
            <text:p>K or</text:p>
          </table:table-cell>
          <table:table-cell table:style-name="CalcResult" table:formula="of:=FIXED([.G94] + AbsoluteZero; 1)" office:value-type="string" office:string-value="-232,5" calcext:value-type="string">
            <text:p>-232,5</text:p>
          </table:table-cell>
          <table:table-cell table:style-name="Calc" office:value-type="string" calcext:value-type="string">
            <text:p>°C</text:p>
          </table:table-cell>
          <table:table-cell table:style-name="InterimResult" table:formula="of:=[.G93] * (1 / (1 - ([.C80] / 2)))^(1 / 4)" office:value-type="float" office:value="40.6520477479396" calcext:value-type="float">
            <text:p>40,6520477479396</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160" calcext:value-type="string">
            <text:p>16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float" office:value="4" calcext:value-type="float">
            <text:p>4</text:p>
          </table:table-cell>
          <table:table-cell table:style-name="Calc" office:value-type="string" calcext:value-type="string">
            <text:p>× street light or</text:p>
          </table:table-cell>
          <table:table-cell table:style-name="InterimResult" table:formula="of:=([.C76] + [.C77]) / [.C78]^2" office:value-type="float" office:value="0.0004" calcext:value-type="float">
            <text:p>0,0004</text:p>
          </table:table-cell>
          <table:table-cell table:style-name="InterimResult" table:formula="of:=[.G97] * (IllumDirectSun / IllumFullMoon)" office:value-type="float" office:value="160" calcext:value-type="float">
            <text:p>160</text:p>
          </table:table-cell>
          <table:table-cell table:style-name="InterimResult" table:formula="of:=[.G97] * (IllumDirectSun / IllumStreetLight)" office:value-type="float" office:value="4" calcext:value-type="float">
            <text:p>4</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float" office:value="0.1" calcext:value-type="float">
            <text:p>0,1</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0.002" calcext:value-type="float">
            <text:p>0,002</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0.1" calcext:value-type="float">
            <text:p>0,1</text:p>
          </table:table-cell>
          <table:table-cell table:style-name="InterimResult" table:formula="of:=[.G97] * (IllumDirectSun / IllumDaylight)" office:value-type="float" office:value="0.002" calcext:value-type="float">
            <text:p>0,002</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0.0004" calcext:value-type="float">
            <text:p>0,0004</text:p>
          </table:table-cell>
          <table:table-cell table:style-name="Calc" office:value-type="string" calcext:value-type="string">
            <text:p>× direct sun or</text:p>
          </table:table-cell>
          <table:table-cell table:style-name="CalcResult" table:formula="of:=FIXED([.G99]; 2)" office:value-type="string" office:string-value="-18,21" calcext:value-type="string">
            <text:p>-18,21</text:p>
          </table:table-cell>
          <table:table-cell table:style-name="Calc" office:value-type="string" calcext:value-type="string">
            <text:p>mag(vis)</text:p>
          </table:table-cell>
          <table:table-cell table:style-name="InterimResult" table:formula="of:=VisMagSun + LOG10(1 / [.G97]) / 0.4" office:value-type="float" office:value="-18.2051499783199" calcext:value-type="float">
            <text:p>-18,205149978319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01:21:39.55517832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